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5af" officeooo:paragraph-rsid="001f65af"/>
    </style:style>
    <style:style style:name="P2" style:family="paragraph" style:parent-style-name="Standard">
      <style:paragraph-properties fo:text-align="center" style:justify-single-word="false"/>
      <style:text-properties officeooo:rsid="001f65af" officeooo:paragraph-rsid="001f65af"/>
    </style:style>
    <style:style style:name="P3" style:family="paragraph" style:parent-style-name="Standard">
      <style:text-properties officeooo:rsid="001f65af" officeooo:paragraph-rsid="00208985"/>
    </style:style>
    <style:style style:name="P4" style:family="paragraph" style:parent-style-name="Standard">
      <style:text-properties fo:font-style="italic" officeooo:rsid="001f65af" officeooo:paragraph-rsid="001f65af" style:font-style-asian="italic" style:font-style-complex="italic"/>
    </style:style>
    <style:style style:name="P5" style:family="paragraph" style:parent-style-name="Standard">
      <style:text-properties officeooo:rsid="00220299" officeooo:paragraph-rsid="00220299"/>
    </style:style>
    <style:style style:name="P6" style:family="paragraph" style:parent-style-name="Standard">
      <style:text-properties officeooo:rsid="00220299" officeooo:paragraph-rsid="00232aef"/>
    </style:style>
    <style:style style:name="P7" style:family="paragraph" style:parent-style-name="Standard">
      <style:text-properties officeooo:rsid="00232aef" officeooo:paragraph-rsid="00232aef"/>
    </style:style>
    <style:style style:name="P8" style:family="paragraph" style:parent-style-name="Standard">
      <style:text-properties officeooo:rsid="0026b058" officeooo:paragraph-rsid="0026b058"/>
    </style:style>
    <style:style style:name="T1" style:family="text">
      <style:text-properties officeooo:rsid="001f65af"/>
    </style:style>
    <style:style style:name="T2" style:family="text">
      <style:text-properties officeooo:rsid="00208985"/>
    </style:style>
    <style:style style:name="T3" style:family="text">
      <style:text-properties officeooo:rsid="00232aef"/>
    </style:style>
    <style:style style:name="T4" style:family="text">
      <style:text-properties style:text-position="super 58%"/>
    </style:style>
    <style:style style:name="T5" style:family="text">
      <style:text-properties style:text-position="0% 100%" officeooo:rsid="00232aef"/>
    </style:style>
    <style:style style:name="T6" style:family="text">
      <style:text-properties style:text-position="0% 100%" officeooo:rsid="0026b058"/>
    </style:style>
    <style:style style:name="T7" style:family="text">
      <style:text-properties officeooo:rsid="0024f6ad"/>
    </style:style>
    <style:style style:name="T8" style:family="text">
      <style:text-properties officeooo:rsid="0026b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in<text:span text:style-name="T1">uou</text:span>s <text:span text:style-name="T1">Monotonicity</text:span></text:p>
      <text:p text:style-name="P2">by Sven Nilsen, 2020</text:p>
      <text:p text:style-name="P1"/>
      <text:p text:style-name="P4">In this paper I describe the class of design problems of finding continuous monotic functions.</text:p>
      <text:p text:style-name="P1"/>
      <text:p text:style-name="P1">The basic building block for continuous functions is the parameterized straight line:</text:p>
      <text:p text:style-name="P1"/>
      <text:p text:style-name="P1"><text:tab/>line(a, b) = \(t : real) = t * (b – a) + a</text:p>
      <text:p text:style-name="P1"/>
      <text:p text:style-name="P1">A straight line is continuous monotonic, which means that <text:span text:style-name="T2">it progresses toward the end point everywhere without intersecting itself. This can be proved by taking the derivative:</text:span></text:p>
      <text:p text:style-name="P1"/>
      <text:p text:style-name="P1"><text:tab/><text:span text:style-name="T2">lim h → 0 { (line(a, b)(x + h) – line(a, b)(x)) / h }</text:span></text:p>
      <text:p text:style-name="P3"><text:tab/><text:span text:style-name="T2">lim h → 0 { ((x + h)</text:span> * (b – a) + a – <text:span text:style-name="T2">(x</text:span> * (b – a) + a<text:span text:style-name="T2">)) / h }</text:span></text:p>
      <text:p text:style-name="P3"><text:span text:style-name="T2"><text:tab/>lim h → 0 { ((x + h)</text:span> * (b – a) – <text:span text:style-name="T2">x</text:span> * (b – a)<text:span text:style-name="T2">) / h }</text:span></text:p>
      <text:p text:style-name="P3"><text:tab/><text:span text:style-name="T2">lim h → 0 { (x * (b – a) + h * (b – a)</text:span> – <text:span text:style-name="T2">x</text:span> * (b – a)<text:span text:style-name="T2">) / h }</text:span></text:p>
      <text:p text:style-name="P3"><text:tab/><text:span text:style-name="T2">lim h → 0 { (h * (b – a)) / h }</text:span></text:p>
      <text:p text:style-name="P3"><text:tab/><text:span text:style-name="T2">lim h → 0 { b – a }</text:span></text:p>
      <text:p text:style-name="P3"><text:tab/><text:span text:style-name="T2">b – a</text:span></text:p>
      <text:p text:style-name="P3"/>
      <text:p text:style-name="P5">Since `b – a` is a constant, it means that the line has the same “sign” everywhere, which is a proof of that it does not intersect itself. If it did, the “sign” would change at some point. For vectors of `a` and `b`, the “sign” is simply a vector of the signs of individual components. Change of sign in the derivative is used as the practical definition of self intersection, since if `b – a = 0`, then technically there would be a self intersection but without change of sign.</text:p>
      <text:p text:style-name="P5"/>
      <text:p text:style-name="P7">The derivative of a <text:span text:style-name="T8">single-argument</text:span> function <text:span text:style-name="T8">in path semantics is a function</text:span>:</text:p>
      <text:p text:style-name="P5"/>
      <text:p text:style-name="P6"><text:tab/><text:span text:style-name="T5">d : </text:span><text:span text:style-name="T6">(real → T) → (real → T)</text:span></text:p>
      <text:p text:style-name="P5"/>
      <text:p text:style-name="P8">When `T &lt;=&gt; real`, under Higher Order Operator Overloading:</text:p>
      <text:p text:style-name="P5"/>
      <text:p text:style-name="P5"><text:tab/><text:span text:style-name="T3">sign(d(f)) : real → real</text:span></text:p>
      <text:p text:style-name="P5"/>
      <text:p text:style-name="P8">For example:</text:p>
      <text:p text:style-name="P5"/>
      <text:p text:style-name="P5"><text:tab/>(x<text:span text:style-name="T4">2</text:span>)’ = 2x <text:span text:style-name="T7">= mul(2, x)</text:span></text:p>
      <text:p text:style-name="P5"><text:tab/></text:p>
      <text:p text:style-name="P5"><text:tab/><text:span text:style-name="T7">mul[sign] &lt;=&gt; mul</text:span></text:p>
      <text:p text:style-name="P5"/>
      <text:p text:style-name="P8">Therefore:</text:p>
      <text:p text:style-name="P8"/>
      <text:p text:style-name="P8"><text:tab/>sign(mul(2, x)) = mul(sign(2), sign(x))</text:p>
      <text:p text:style-name="P5"/>
      <text:p text:style-name="P8">When `x &gt; 0`, the sign is positive, so `f{(&gt; 0)}(x) = x<text:span text:style-name="T4">2</text:span>` is continuous monoton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1:21:39.353818000</meta:creation-date>
    <dc:date>2020-04-22T14:30:26.652103000</dc:date>
    <meta:editing-duration>PT1M52S</meta:editing-duration>
    <meta:editing-cycles>1</meta:editing-cycles>
    <meta:document-statistic meta:table-count="0" meta:image-count="0" meta:object-count="0" meta:page-count="1" meta:paragraph-count="25" meta:word-count="327" meta:character-count="1581" meta:non-whitespace-character-count="1247"/>
    <meta:generator>LibreOffice/5.1.2.2$MacOSX_X86_64 LibreOffice_project/d3bf12ecb743fc0d20e0be0c58ca359301eb705f</meta:generator>
  </office:meta>
</office:document-meta>
</file>